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fill="solid" draw:fill-color="#dddddd" fo:min-height="3.473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5.209cm" svg:x="1.2cm" svg:y="4.459cm" presentation:class="title" presentation:user-transformed="true">
          <draw:text-box>
            <text:p>Écrire le numéro <text:line-break/>de la bonne réponse<text:line-break/>(a, b, c ou d)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4" draw:layer="layout" svg:width="24.574cm" svg:height="2.787cm" svg:x="1.626cm" svg:y="3.41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draw:frame draw:style-name="gr2" draw:text-style-name="P4" draw:layer="layout" svg:width="22.641cm" svg:height="6.015cm" svg:x="3cm" svg:y="6.58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N°4</text:p>
          </draw:text-box>
        </draw:frame>
        <draw:frame draw:style-name="gr2" draw:text-style-name="P4" draw:layer="layout" svg:width="22.861cm" svg:height="4.211cm" svg:x="1.8cm" svg:y="3.57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4" draw:layer="layout" svg:width="15.98cm" svg:height="6.015cm" svg:x="5.42cm" svg:y="7.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N°3</text:p>
          </draw:text-box>
        </draw:frame>
        <draw:frame draw:style-name="gr2" draw:text-style-name="P4" draw:layer="layout" svg:width="23.169cm" svg:height="4.828cm" svg:x="1.4cm" svg:y="3.25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14.313cm" svg:height="6.015cm" svg:x="8.62cm" svg:y="7.98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N°2</text:p>
          </draw:text-box>
        </draw:frame>
        <draw:frame draw:style-name="gr2" draw:text-style-name="P4" draw:layer="layout" svg:width="22.532cm" svg:height="2.388cm" svg:x="2.4cm" svg:y="3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4" draw:layer="layout" svg:width="20.951cm" svg:height="8.488cm" svg:x="5cm" svg:y="6.31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4" draw:layer="layout" svg:width="20.941cm" svg:height="3.393cm" svg:x="4cm" svg:y="3.2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4" draw:layer="layout" svg:width="22.702cm" svg:height="5.084cm" svg:x="2.898cm" svg:y="7.31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N°5</text:p>
          </draw:text-box>
        </draw:frame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draw:frame draw:style-name="gr2" draw:text-style-name="P4" draw:layer="layout" svg:width="24.574cm" svg:height="2.787cm" svg:x="1.626cm" svg:y="3.41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4" draw:layer="layout" svg:width="22.641cm" svg:height="6.015cm" svg:x="2.366cm" svg:y="6.60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N°3</text:p>
          </draw:text-box>
        </draw:frame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4" draw:layer="layout" svg:width="22.861cm" svg:height="4.211cm" svg:x="2.2cm" svg:y="3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4" draw:layer="layout" svg:width="15.977cm" svg:height="6.015cm" svg:x="5.42cm" svg:y="7.80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N°1</text:p>
          </draw:text-box>
        </draw:frame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4" draw:layer="layout" svg:width="23.189cm" svg:height="4.828cm" svg:x="1.401cm" svg:y="3.25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4" draw:layer="layout" svg:width="14.304cm" svg:height="6.015cm" svg:x="10.087cm" svg:y="7.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N°3</text:p>
          </draw:text-box>
        </draw:frame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4" draw:layer="layout" svg:width="22.532cm" svg:height="2.388cm" svg:x="2.4cm" svg:y="3.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4" draw:layer="layout" svg:width="21.108cm" svg:height="8.488cm" svg:x="5.001cm" svg:y="6.3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N°2</text:p>
          </draw:text-box>
        </draw:frame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4" draw:layer="layout" svg:width="20.941cm" svg:height="3.393cm" svg:x="3.459cm" svg:y="3.25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4" draw:layer="layout" svg:width="22.701cm" svg:height="5.084cm" svg:x="2.898cm" svg:y="7.31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3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0-09-20T08:04:32.768000000</dc:date>
    <meta:editing-duration>PT1H5M24S</meta:editing-duration>
    <meta:editing-cycles>11</meta:editing-cycles>
    <meta:generator>LibreOffice/6.3.6.2$Windows_X86_64 LibreOffice_project/2196df99b074d8a661f4036fca8fa0cbfa33a497</meta:generator>
    <meta:document-statistic meta:object-count="92"/>
  </office:meta>
</office:document-meta>
</file>

<file path=Object 1/content.xml><?xml version="1.0" encoding="utf-8"?>
<math xmlns="http://www.w3.org/1998/Math/MathML" display="block">
  <semantics>
    <mtable>
      <mtr>
        <mtd>
          <mtext>Une somme d’argent est placée avec un taux d’intérêt</mtext>
        </mtd>
      </mtr>
      <mtr>
        <mtd>
          <mtext>annuel de 5 %. Pour calculer le montant des intérêts à</mtext>
        </mtd>
      </mtr>
      <mtr>
        <mtd>
          <mtext>l’issue de la première année,il faudra multiplier</mtext>
        </mtd>
      </mtr>
      <mtr>
        <mtd>
          <mtext>cette somme par :</mtext>
        </mtd>
      </mtr>
    </mtable>
    <annotation encoding="StarMath 5.0">"Une somme d’argent est placée avec un taux d’intérêt"newline 
"annuel de 5 %. Pour calculer le montant des intérêts à" newline
"l’issue de la première année,il faudra multiplier" newline
"cette somme par :"</annotation>
  </semantics>
</math>
</file>

<file path=Object 10/content.xml><?xml version="1.0" encoding="utf-8"?>
<math xmlns="http://www.w3.org/1998/Math/MathML" display="block">
  <semantics>
    <mtable>
      <mtr>
        <mtd>
          <mtext>Le prix d’un objet est passé de 200 € à 250 €.</mtext>
        </mtd>
      </mtr>
      <mtr>
        <mtd>
          <mtext>Le pourcentage d’augmentation du prix</mtext>
        </mtd>
      </mtr>
      <mtr>
        <mtd>
          <mtext>de cet objet est :</mtext>
        </mtd>
      </mtr>
    </mtable>
    <annotation encoding="StarMath 5.0">"Le prix d’un objet est passé de 200 € à 250 €."newline
"Le pourcentage d’augmentation du prix" newline "de cet objet est :"</annotation>
  </semantics>
</math>
</file>

<file path=Object 11/content.xml><?xml version="1.0" encoding="utf-8"?>
<math xmlns="http://www.w3.org/1998/Math/MathML" display="block">
  <semantics>
    <mtable>
      <mtr>
        <mtd>
          <mrow>
            <mtext>a) </mtext>
            <mn>0,5</mn>
            <mtext>        </mtext>
            <mstyle color="green">
              <mrow>
                <mtext>b) </mtext>
                <mn>0,05</mn>
              </mrow>
            </mstyle>
          </mrow>
        </mtd>
      </mtr>
      <mtr>
        <mtd>
          <mrow/>
        </mtd>
      </mtr>
      <mtr>
        <mtd>
          <mrow>
            <mtext>c) </mtext>
            <mn>0,95</mn>
            <mtext>        d) </mtext>
            <mn>1,05</mn>
          </mrow>
        </mtd>
      </mtr>
    </mtable>
    <annotation encoding="StarMath 5.0">"a) "0,5"        "color green{"b) "0,05} newline
newline
"c) "0,95"        d) "1,05</annotation>
  </semantics>
</math>
</file>

<file path=Object 12/content.xml><?xml version="1.0" encoding="utf-8"?>
<math xmlns="http://www.w3.org/1998/Math/MathML" display="block">
  <semantics>
    <mtable>
      <mtr>
        <mtd>
          <mtext>Le prix d’un téléphone portable a augmenté de 10 %</mtext>
        </mtd>
      </mtr>
      <mtr>
        <mtd>
          <mtext>puis a diminué de 10 %.</mtext>
        </mtd>
      </mtr>
    </mtable>
    <annotation encoding="StarMath 5.0">"Le prix d’un téléphone portable a augmenté de 10 %"newline"puis a diminué de 10 %."</annotation>
  </semantics>
</math>
</file>

<file path=Object 13/content.xml><?xml version="1.0" encoding="utf-8"?>
<math xmlns="http://www.w3.org/1998/Math/MathML" display="block">
  <semantics>
    <mtable>
      <mtr>
        <mtd>
          <mtext>a) Le prix du téléphone est revenu au prix initial.</mtext>
        </mtd>
      </mtr>
      <mtr>
        <mtd>
          <mrow/>
        </mtd>
      </mtr>
      <mtr>
        <mtd>
          <mtext>b) Le prix du téléphone a baissé.</mtext>
        </mtd>
      </mtr>
      <mtr>
        <mtd>
          <mrow/>
        </mtd>
      </mtr>
      <mtr>
        <mtd>
          <mtext>c) Le prix du téléphone a augmenté.</mtext>
        </mtd>
      </mtr>
      <mtr>
        <mtd>
          <mrow/>
        </mtd>
      </mtr>
      <mtr>
        <mtd>
          <mtext>d) On ne peut pas savoir.</mtext>
        </mtd>
      </mtr>
    </mtable>
    <annotation encoding="StarMath 5.0">"a) Le prix du téléphone est revenu au prix initial."newline newline 
"b) Le prix du téléphone a baissé." newline newline
"c) Le prix du téléphone a augmenté." newline newline
"d) On ne peut pas savoir."</annotation>
  </semantics>
</math>
</file>

<file path=Object 14/content.xml><?xml version="1.0" encoding="utf-8"?>
<math xmlns="http://www.w3.org/1998/Math/MathML" display="block">
  <semantics>
    <mtable>
      <mtr>
        <mtd>
          <mrow>
            <mtext/>
            <mtext>a) Le prix du téléphone est revenu au prix initial.</mtext>
          </mrow>
        </mtd>
      </mtr>
      <mtr>
        <mtd>
          <mrow/>
        </mtd>
      </mtr>
      <mtr>
        <mtd>
          <mrow>
            <mtext/>
            <mstyle color="green">
              <mtext>b) Le prix du téléphone a baissé.</mtext>
            </mstyle>
          </mrow>
        </mtd>
      </mtr>
      <mtr>
        <mtd>
          <mrow/>
        </mtd>
      </mtr>
      <mtr>
        <mtd>
          <mrow>
            <mtext/>
            <mtext>c) Le prix du téléphone a augmenté.</mtext>
          </mrow>
        </mtd>
      </mtr>
      <mtr>
        <mtd>
          <mrow/>
        </mtd>
      </mtr>
      <mtr>
        <mtd>
          <mrow>
            <mtext/>
            <mtext>d) On ne peut pas savoir.</mtext>
          </mrow>
        </mtd>
      </mtr>
    </mtable>
    <annotation encoding="StarMath 5.0">"""a) Le prix du téléphone est revenu au prix initial."newline newline 
""color green{ "b) Le prix du téléphone a baissé."} newline newline
"""c) Le prix du téléphone a augmenté." newline newline
"""d) On ne peut pas savoir."</annotation>
  </semantics>
</math>
</file>

<file path=Object 15/content.xml><?xml version="1.0" encoding="utf-8"?>
<math xmlns="http://www.w3.org/1998/Math/MathML" display="block">
  <semantics>
    <mtable>
      <mtr>
        <mtd>
          <mrow>
            <mtext>a) </mtext>
            <mrow>
              <mi>S</mi>
              <mo stretchy="false">=</mo>
              <mrow>
                <mo fence="true" stretchy="false">{</mo>
                <mrow>
                  <mn>6</mn>
                </mrow>
                <mo fence="true" stretchy="false">}</mo>
              </mrow>
            </mrow>
            <mtext>                   b) </mtext>
            <mrow>
              <mi>S</mi>
              <mo stretchy="false">=</mo>
              <mrow>
                <mo fence="true" stretchy="false">{</mo>
                <mrow>
                  <mrow>
                    <mrow>
                      <mo stretchy="false">−</mo>
                      <mn>18</mn>
                    </mrow>
                    <mtext> ; </mtext>
                    <mn>18</mn>
                  </mrow>
                </mrow>
                <mo fence="true" stretchy="false">}</mo>
              </mrow>
            </mrow>
          </mrow>
        </mtd>
      </mtr>
      <mtr>
        <mtd>
          <mrow/>
        </mtd>
      </mtr>
      <mtr>
        <mtd>
          <mrow>
            <mtext>c) </mtext>
            <mrow>
              <mi>S</mi>
              <mo stretchy="false">=</mo>
              <mrow>
                <mo fence="true" stretchy="false">{</mo>
                <mrow>
                  <mrow>
                    <mrow>
                      <mo stretchy="false">−</mo>
                      <msqrt>
                        <mn>6</mn>
                      </msqrt>
                    </mrow>
                    <mtext> ; </mtext>
                    <msqrt>
                      <mn>6</mn>
                    </msqrt>
                  </mrow>
                </mrow>
                <mo fence="true" stretchy="false">}</mo>
              </mrow>
            </mrow>
            <mtext>        d) </mtext>
            <mrow>
              <mi>S</mi>
              <mo stretchy="false">=</mo>
              <mrow>
                <mo fence="true" stretchy="false">{</mo>
                <mrow>
                  <mrow>
                    <mrow>
                      <mo stretchy="false">−</mo>
                      <mn>6</mn>
                    </mrow>
                    <mtext> ; </mtext>
                    <mn>6</mn>
                  </mrow>
                </mrow>
                <mo fence="true" stretchy="false">}</mo>
              </mrow>
            </mrow>
          </mrow>
        </mtd>
      </mtr>
    </mtable>
    <annotation encoding="StarMath 5.0">"a) "S=lbrace 6 rbrace"                   b) "S=lbrace -18" ; "18 rbrace newline
newline
"c) "S=lbrace -sqrt6" ; "sqrt6 rbrace"        d) "S=lbrace -6" ; "6 rbrace</annotation>
  </semantics>
</math>
</file>

<file path=Object 16/content.xml><?xml version="1.0" encoding="utf-8"?>
<math xmlns="http://www.w3.org/1998/Math/MathML" display="block">
  <semantics>
    <mtable>
      <mtr>
        <mtd>
          <mrow>
            <mtext>a) </mtext>
            <mrow>
              <mi>S</mi>
              <mo stretchy="false">=</mo>
              <mrow>
                <mo fence="true" stretchy="false">{</mo>
                <mrow>
                  <mn>6</mn>
                </mrow>
                <mo fence="true" stretchy="false">}</mo>
              </mrow>
            </mrow>
            <mtext>                   b) </mtext>
            <mrow>
              <mi>S</mi>
              <mo stretchy="false">=</mo>
              <mrow>
                <mo fence="true" stretchy="false">{</mo>
                <mrow>
                  <mrow>
                    <mrow>
                      <mo stretchy="false">−</mo>
                      <mn>18</mn>
                    </mrow>
                    <mtext> ; </mtext>
                    <mn>18</mn>
                  </mrow>
                </mrow>
                <mo fence="true" stretchy="false">}</mo>
              </mrow>
            </mrow>
          </mrow>
        </mtd>
      </mtr>
      <mtr>
        <mtd>
          <mrow/>
        </mtd>
      </mtr>
      <mtr>
        <mtd>
          <mrow>
            <mtext>c) </mtext>
            <mrow>
              <mi>S</mi>
              <mo stretchy="false">=</mo>
              <mrow>
                <mo fence="true" stretchy="false">{</mo>
                <mrow>
                  <mrow>
                    <mrow>
                      <mo stretchy="false">−</mo>
                      <msqrt>
                        <mn>6</mn>
                      </msqrt>
                    </mrow>
                    <mtext> ; </mtext>
                    <msqrt>
                      <mn>6</mn>
                    </msqrt>
                  </mrow>
                </mrow>
                <mo fence="true" stretchy="false">}</mo>
              </mrow>
            </mrow>
            <mtext>        </mtext>
            <mstyle color="green">
              <mrow>
                <mtext>d) </mtext>
                <mrow>
                  <mi>S</mi>
                  <mo stretchy="false">=</mo>
                  <mrow>
                    <mo fence="true" stretchy="false">{</mo>
                    <mrow>
                      <mrow>
                        <mrow>
                          <mo stretchy="false">−</mo>
                          <mn>6</mn>
                        </mrow>
                        <mtext> ; </mtext>
                        <mn>6</mn>
                      </mrow>
                    </mrow>
                    <mo fence="true" stretchy="false">}</mo>
                  </mrow>
                </mrow>
              </mrow>
            </mstyle>
          </mrow>
        </mtd>
      </mtr>
    </mtable>
    <annotation encoding="StarMath 5.0">"a) "S=lbrace 6 rbrace"                   b) "S=lbrace -18" ; "18 rbrace newline
newline
"c) "S=lbrace -sqrt6" ; "sqrt6 rbrace"        "color green{"d) "S=lbrace -6" ; "6 rbrace }</annotation>
  </semantics>
</math>
</file>

<file path=Object 18/content.xml><?xml version="1.0" encoding="utf-8"?>
<math xmlns="http://www.w3.org/1998/Math/MathML" display="block">
  <semantics>
    <mtable>
      <mtr>
        <mtd>
          <mrow>
            <mtext>a) </mtext>
            <mrow>
              <mn>327</mn>
              <mo stretchy="false">−</mo>
              <mn>0,15</mn>
            </mrow>
            <mtext>        b) </mtext>
            <mrow>
              <mn>327</mn>
              <mo stretchy="false">×</mo>
              <mn>0,15</mn>
            </mrow>
          </mrow>
        </mtd>
      </mtr>
      <mtr>
        <mtd>
          <mrow/>
        </mtd>
      </mtr>
      <mtr>
        <mtd>
          <mrow>
            <mstyle color="green">
              <mrow>
                <mtext>c) </mtext>
                <mrow>
                  <mn>327</mn>
                  <mo stretchy="false">×</mo>
                  <mn>0,85</mn>
                </mrow>
              </mrow>
            </mstyle>
            <mtext>        d) </mtext>
            <mrow>
              <mn>327</mn>
              <mo stretchy="false">×</mo>
              <mn>1,15</mn>
            </mrow>
          </mrow>
        </mtd>
      </mtr>
    </mtable>
    <annotation encoding="StarMath 5.0">"a) "327 -0,15"        b) "327 times 0,15newline
newline
color green{"c) "327 times 0,85}"        d) "327 times 1,15</annotation>
  </semantics>
</math>
</file>

<file path=Object 19/content.xml><?xml version="1.0" encoding="utf-8"?>
<math xmlns="http://www.w3.org/1998/Math/MathML" display="block">
  <semantics>
    <mtable>
      <mtr>
        <mtd>
          <mrow>
            <mtext>a) </mtext>
            <mn>50</mn>
            <mtext>%</mtext>
            <mtext>        b) </mtext>
            <mn>20</mn>
            <mtext>%</mtext>
          </mrow>
        </mtd>
      </mtr>
      <mtr>
        <mtd>
          <mrow/>
        </mtd>
      </mtr>
      <mtr>
        <mtd>
          <mrow>
            <mtext>c) </mtext>
            <mn>25</mn>
            <mtext>%</mtext>
            <mtext>        d) </mtext>
            <mn>100</mn>
            <mtext>%</mtext>
          </mrow>
        </mtd>
      </mtr>
    </mtable>
    <annotation encoding="StarMath 5.0">"a) "50%"        b) "20% newline
newline
"c) "25%"        d) "100%</annotation>
  </semantics>
</math>
</file>

<file path=Object 2/content.xml><?xml version="1.0" encoding="utf-8"?>
<math xmlns="http://www.w3.org/1998/Math/MathML" display="block">
  <semantics>
    <mtable>
      <mtr>
        <mtd>
          <mtext>Le prix d’un téléphone portable a augmenté de 10 %</mtext>
        </mtd>
      </mtr>
      <mtr>
        <mtd>
          <mtext>puis a diminué de 10 %.</mtext>
        </mtd>
      </mtr>
    </mtable>
    <annotation encoding="StarMath 5.0">"Le prix d’un téléphone portable a augmenté de 10 %"newline"puis a diminué de 10 %."</annotation>
  </semantics>
</math>
</file>

<file path=Object 20/content.xml><?xml version="1.0" encoding="utf-8"?>
<math xmlns="http://www.w3.org/1998/Math/MathML" display="block">
  <semantics>
    <mtable>
      <mtr>
        <mtd>
          <mrow>
            <mtext>a) </mtext>
            <mn>50</mn>
            <mtext>%</mtext>
            <mtext>        b) </mtext>
            <mn>20</mn>
            <mtext>%</mtext>
          </mrow>
        </mtd>
      </mtr>
      <mtr>
        <mtd>
          <mrow/>
        </mtd>
      </mtr>
      <mtr>
        <mtd>
          <mrow>
            <mstyle color="green">
              <mrow>
                <mtext>c) </mtext>
                <mn>25</mn>
                <mtext>%</mtext>
              </mrow>
            </mstyle>
            <mtext>        d) </mtext>
            <mn>100</mn>
            <mtext>%</mtext>
          </mrow>
        </mtd>
      </mtr>
    </mtable>
    <annotation encoding="StarMath 5.0">"a) "50%"        b) "20% newline
newline
color green{"c) "25%}"        d) "100%</annotation>
  </semantics>
</math>
</file>

<file path=Object 21/content.xml><?xml version="1.0" encoding="utf-8"?>
<math xmlns="http://www.w3.org/1998/Math/MathML" display="block">
  <semantics>
    <mtable>
      <mtr>
        <mtd>
          <mrow>
            <mtext>a) </mtext>
            <mn>0,5</mn>
            <mtext>        b) </mtext>
            <mn>0,05</mn>
          </mrow>
        </mtd>
      </mtr>
      <mtr>
        <mtd>
          <mrow/>
        </mtd>
      </mtr>
      <mtr>
        <mtd>
          <mrow>
            <mtext>c) </mtext>
            <mn>0,95</mn>
            <mtext>        d) </mtext>
            <mn>1,05</mn>
          </mrow>
        </mtd>
      </mtr>
    </mtable>
    <annotation encoding="StarMath 5.0">"a) "0,5"        b) "0,05 newline
newline
"c) "0,95"        d) "1,05</annotation>
  </semantics>
</math>
</file>

<file path=Object 3/content.xml><?xml version="1.0" encoding="utf-8"?>
<math xmlns="http://www.w3.org/1998/Math/MathML" display="block">
  <semantics>
    <mtable>
      <mtr>
        <mtd>
          <mrow>
            <mtext>L'ensemble </mtext>
            <mi>S</mi>
            <mtext> des solutions, dans </mtext>
            <mi mathvariant="normal">ℝ</mi>
          </mrow>
        </mtd>
      </mtr>
      <mtr>
        <mtd>
          <mrow>
            <mtext>l'équation </mtext>
            <msup>
              <mi>x</mi>
              <mn>2</mn>
            </msup>
            <mrow>
              <mtext> </mtext>
              <mo stretchy="false">=</mo>
              <mtext> </mtext>
            </mrow>
            <mn>36</mn>
            <mtext> est :</mtext>
          </mrow>
        </mtd>
      </mtr>
    </mtable>
    <annotation encoding="StarMath 5.0">"L'ensemble "S" des solutions, dans "%Ux211D newline
"l'équation " x^2" "= " "36" est :"</annotation>
  </semantics>
</math>
</file>

<file path=Object 4/content.xml><?xml version="1.0" encoding="utf-8"?>
<math xmlns="http://www.w3.org/1998/Math/MathML" display="block">
  <semantics>
    <mtable>
      <mtr>
        <mtd>
          <mrow>
            <mtext>a) </mtext>
            <mrow>
              <mn>327</mn>
              <mo stretchy="false">−</mo>
              <mn>0,15</mn>
            </mrow>
            <mtext>        b) </mtext>
            <mrow>
              <mn>327</mn>
              <mo stretchy="false">×</mo>
              <mn>0,15</mn>
            </mrow>
          </mrow>
        </mtd>
      </mtr>
      <mtr>
        <mtd>
          <mrow/>
        </mtd>
      </mtr>
      <mtr>
        <mtd>
          <mrow>
            <mtext>c) </mtext>
            <mrow>
              <mn>327</mn>
              <mo stretchy="false">×</mo>
              <mn>0,85</mn>
            </mrow>
            <mtext>        d) </mtext>
            <mrow>
              <mn>327</mn>
              <mo stretchy="false">×</mo>
              <mn>1,15</mn>
            </mrow>
          </mrow>
        </mtd>
      </mtr>
    </mtable>
    <annotation encoding="StarMath 5.0">"a) "327 -0,15"        b) "327 times 0,15newline
newline
"c) "327 times 0,85"        d) "327 times 1,15</annotation>
  </semantics>
</math>
</file>

<file path=Object 5/content.xml><?xml version="1.0" encoding="utf-8"?>
<math xmlns="http://www.w3.org/1998/Math/MathML" display="block">
  <semantics>
    <mtable>
      <mtr>
        <mtd>
          <mtext>Le prix d’un objet est passé de 200 € à 250 €.</mtext>
        </mtd>
      </mtr>
      <mtr>
        <mtd>
          <mtext>Le pourcentage d’augmentation du prix</mtext>
        </mtd>
      </mtr>
      <mtr>
        <mtd>
          <mtext>de cet objet est :</mtext>
        </mtd>
      </mtr>
    </mtable>
    <annotation encoding="StarMath 5.0">"Le prix d’un objet est passé de 200 € à 250 €."newline
"Le pourcentage d’augmentation du prix" newline "de cet objet est :"</annotation>
  </semantics>
</math>
</file>

<file path=Object 6/content.xml><?xml version="1.0" encoding="utf-8"?>
<math xmlns="http://www.w3.org/1998/Math/MathML" display="block">
  <semantics>
    <mtable>
      <mtr>
        <mtd>
          <mtext>Une somme d’argent est placée avec un taux d’intérêt</mtext>
        </mtd>
      </mtr>
      <mtr>
        <mtd>
          <mrow>
            <mtext>annuel de 5 %. Pour calculer le</mtext>
            <mstyle color="aqua">
              <mrow>
                <mi mathvariant="italic">montant</mi>
                <mi mathvariant="italic">des</mi>
                <mi mathvariant="italic">intérêts</mi>
              </mrow>
            </mstyle>
            <mtext> à</mtext>
          </mrow>
        </mtd>
      </mtr>
      <mtr>
        <mtd>
          <mtext>l’issue de la première année,il faudra multiplier</mtext>
        </mtd>
      </mtr>
      <mtr>
        <mtd>
          <mtext>cette somme par :</mtext>
        </mtd>
      </mtr>
    </mtable>
    <annotation encoding="StarMath 5.0">"Une somme d’argent est placée avec un taux d’intérêt"newline 
"annuel de 5 %. Pour calculer le" color cyan{montant des intérêts}" à" newline
"l’issue de la première année,il faudra multiplier" newline
"cette somme par :"</annotation>
  </semantics>
</math>
</file>

<file path=Object 7/content.xml><?xml version="1.0" encoding="utf-8"?>
<math xmlns="http://www.w3.org/1998/Math/MathML" display="block">
  <semantics>
    <mtable>
      <mtr>
        <mtd>
          <mrow>
            <mtext>L'ensemble </mtext>
            <mi>S</mi>
            <mtext> des solutions, dans </mtext>
            <mi mathvariant="normal">ℝ</mi>
          </mrow>
        </mtd>
      </mtr>
      <mtr>
        <mtd>
          <mrow>
            <mtext>l'équation </mtext>
            <msup>
              <mi>x</mi>
              <mn>2</mn>
            </msup>
            <mrow>
              <mtext> </mtext>
              <mo stretchy="false">=</mo>
              <mtext> </mtext>
            </mrow>
            <mn>36</mn>
            <mtext> est :</mtext>
          </mrow>
        </mtd>
      </mtr>
    </mtable>
    <annotation encoding="StarMath 5.0">"L'ensemble "S" des solutions, dans "%Ux211D newline
"l'équation " x^2" "= " "36" est :"</annotation>
  </semantics>
</math>
</file>

<file path=Object 8/content.xml><?xml version="1.0" encoding="utf-8"?>
<math xmlns="http://www.w3.org/1998/Math/MathML" display="block">
  <semantics>
    <mtable>
      <mtr>
        <mtd>
          <mtext>Un objet coûte 327 €. Son prix diminue de 15 %.</mtext>
        </mtd>
      </mtr>
      <mtr>
        <mtd>
          <mtext>Le nouveau prix s’obtient par le calcul :</mtext>
        </mtd>
      </mtr>
    </mtable>
    <annotation encoding="StarMath 5.0">"Un objet coûte 327 €. Son prix diminue de 15 %."newline
"Le nouveau prix s’obtient par le calcul :"</annotation>
  </semantics>
</math>
</file>

<file path=Object 9/content.xml><?xml version="1.0" encoding="utf-8"?>
<math xmlns="http://www.w3.org/1998/Math/MathML" display="block">
  <semantics>
    <mtable>
      <mtr>
        <mtd>
          <mtext>Un objet coûte 327 €. Son prix diminue de 15 %.</mtext>
        </mtd>
      </mtr>
      <mtr>
        <mtd>
          <mtext>Le nouveau prix s’obtient par le calcul :</mtext>
        </mtd>
      </mtr>
    </mtable>
    <annotation encoding="StarMath 5.0">"Un objet coûte 327 €. Son prix diminue de 15 %."newline
"Le nouveau prix s’obtient par le calcul :"</annotation>
  </semantics>
</math>
</file>